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02in"/>
    </style:style>
    <style:style style:name="co3" style:family="table-column">
      <style:table-column-properties fo:break-before="auto" style:column-width="3.7917in"/>
    </style:style>
    <style:style style:name="ro3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4102in" fo:break-before="auto" style:use-optimal-row-height="false"/>
    </style:style>
    <style:style style:name="ro4" style:family="table-row">
      <style:table-row-properties style:row-height="0.3354in" fo:break-before="auto" style:use-optimal-row-height="true"/>
    </style:style>
    <style:style style:name="ro5" style:family="table-row">
      <style:table-row-properties style:row-height="0.4925in" fo:break-before="auto" style:use-optimal-row-height="true"/>
    </style:style>
    <style:style style:name="ro6" style:family="table-row">
      <style:table-row-properties style:row-height="0.6492in" fo:break-before="auto" style:use-optimal-row-height="true"/>
    </style:style>
    <style:style style:name="ro7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1693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6465in" fo:break-before="auto" style:use-optimal-row-height="true"/>
    </style:style>
    <style:style style:name="ro11" style:family="table-row">
      <style:table-row-properties style:row-height="0.8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6" table:number-columns-repeated="1016" table:default-cell-style-name="ce2"/>
        <table:table-row table:style-name="ro2">
          <table:table-cell table:style-name="ce1" office:value-type="string">
            <text:p>From Fehr Camerer 2007</text:p>
          </table:table-cell>
          <table:table-cell table:number-columns-repeated="1017"/>
        </table:table-row>
        <table:table-row table:style-name="ro4">
          <table:table-cell office:value-type="string">
            <text:p>orbitofrontal cortex</text:p>
          </table:table-cell>
          <table:table-cell office:value-type="string">
            <text:p>primary/monetary reward; men only: activation when “unfair” player is punished</text:p>
          </table:table-cell>
          <table:table-cell table:number-columns-repeated="1016"/>
        </table:table-row>
        <table:table-row table:style-name="ro5">
          <table:table-cell office:value-type="string">
            <text:p>striatum</text:p>
          </table:table-cell>
          <table:table-cell office:value-type="string">
            <text:p>primary/monetary reward (anticipated reward, interaction with a human partner); non-costly donations; higher activity with costlier donations</text:p>
          </table:table-cell>
          <table:table-cell table:number-columns-repeated="1016"/>
        </table:table-row>
        <table:table-row table:style-name="ro6">
          <table:table-cell office:value-type="string">
            <text:p>dorsal striatum (caudate nucleus)</text:p>
          </table:table-cell>
          <table:table-cell office:value-type="string">
            <text:p>higher activation for monetary punishment; activation predicts how much people will spend to punish someone they don't like (more activation = more spending); responds to trustworthiness of other players</text:p>
          </table:table-cell>
          <table:table-cell table:number-columns-repeated="1016"/>
        </table:table-row>
        <table:table-row table:style-name="ro7">
          <table:table-cell office:value-type="string">
            <text:p>anterior cingulate</text:p>
          </table:table-cell>
          <table:table-cell office:value-type="string">
            <text:p>empathic response for other's pain</text:p>
          </table:table-cell>
          <table:table-cell table:number-columns-repeated="1016"/>
        </table:table-row>
        <table:table-row table:style-name="ro4">
          <table:table-cell office:value-type="string">
            <text:p>anterior insula</text:p>
          </table:table-cell>
          <table:table-cell office:value-type="string">
            <text:p>empathic response for other's pain, fair vs. unfair offers, resentment of unfair offers</text:p>
          </table:table-cell>
          <table:table-cell table:number-columns-repeated="1016"/>
        </table:table-row>
        <table:table-row table:style-name="ro7">
          <table:table-cell office:value-type="string">
            <text:p>nucleus accumbens</text:p>
          </table:table-cell>
          <table:table-cell office:value-type="string">
            <text:p>Men only: activation when “unfair” player is punished</text:p>
          </table:table-cell>
          <table:table-cell table:number-columns-repeated="1016"/>
        </table:table-row>
        <table:table-row table:style-name="ro7">
          <table:table-cell office:value-type="string">
            <text:p>ventral tegmental area (VTA)</text:p>
          </table:table-cell>
          <table:table-cell office:value-type="string">
            <text:p>monetary reward OR non-costly donations</text:p>
          </table:table-cell>
          <table:table-cell table:number-columns-repeated="1016"/>
        </table:table-row>
        <table:table-row table:style-name="ro7">
          <table:table-cell office:value-type="string">
            <text:p>subgenual area</text:p>
          </table:table-cell>
          <table:table-cell office:value-type="string">
            <text:p>activation in decisions to give/donate</text:p>
          </table:table-cell>
          <table:table-cell table:number-columns-repeated="1016"/>
        </table:table-row>
        <table:table-row table:style-name="ro7">
          <table:table-cell office:value-type="string">
            <text:p>ventral striatum</text:p>
          </table:table-cell>
          <table:table-cell office:value-type="string">
            <text:p>more activation if the allotment is fair</text:p>
          </table:table-cell>
          <table:table-cell table:number-columns-repeated="1016"/>
        </table:table-row>
        <table:table-row table:style-name="ro6">
          <table:table-cell office:value-type="string">
            <text:p>VMPFC</text:p>
          </table:table-cell>
          <table:table-cell office:value-type="string">
            <text:p>reconciling social versus economic interests, weighing/integrating costs and benefits, social preferences/decisions, emotional processing &amp; moral judgment</text:p>
          </table:table-cell>
          <table:table-cell table:number-columns-repeated="1016"/>
        </table:table-row>
        <table:table-row table:style-name="ro7">
          <table:table-cell office:value-type="string">
            <text:p>dorsal ACC</text:p>
          </table:table-cell>
          <table:table-cell office:value-type="string">
            <text:p>conflict monitoring</text:p>
          </table:table-cell>
          <table:table-cell table:number-columns-repeated="1016"/>
        </table:table-row>
        <table:table-row table:style-name="ro7">
          <table:table-cell office:value-type="string">
            <text:p>ACC</text:p>
          </table:table-cell>
          <table:table-cell table:style-name="ce3" office:value-type="string">
            <text:p>fair vs unfair offers</text:p>
          </table:table-cell>
          <table:table-cell table:number-columns-repeated="1016"/>
        </table:table-row>
        <table:table-row table:style-name="ro6">
          <table:table-cell office:value-type="string">
            <text:p>DLPFC</text:p>
          </table:table-cell>
          <table:table-cell office:value-type="string">
            <text:p>fair vs. unfair offers, cognitive control of impulse to reject unfair offers? TMS of R DLPFC specifically encourages people to accept unfair offers more; encourages risk-taking and self-interested behavior</text:p>
          </table:table-cell>
          <table:table-cell table:number-columns-repeated="1016"/>
        </table:table-row>
        <table:table-row table:style-name="ro4">
          <table:table-cell office:value-type="string">
            <text:p>VLPFC</text:p>
          </table:table-cell>
          <table:table-cell office:value-type="string">
            <text:p>more active when accepting unfair offers (downregulating resentment?)</text:p>
          </table:table-cell>
          <table:table-cell table:number-columns-repeated="1016"/>
        </table:table-row>
        <table:table-row table:style-name="ro7">
          <table:table-cell office:value-type="string">
            <text:p>paracingulate cortex</text:p>
          </table:table-cell>
          <table:table-cell office:value-type="string">
            <text:p>perspective taking, trust decisions</text:p>
          </table:table-cell>
          <table:table-cell table:number-columns-repeated="1016"/>
        </table:table-row>
        <table:table-row table:style-name="ro7">
          <table:table-cell office:value-type="string">
            <text:p>pSTS</text:p>
          </table:table-cell>
          <table:table-cell office:value-type="string">
            <text:p>perspective taking, trust decisions</text:p>
          </table:table-cell>
          <table:table-cell table:number-columns-repeated="1016"/>
        </table:table-row>
        <table:table-row table:style-name="ro7">
          <table:table-cell office:value-type="string">
            <text:p>putamen</text:p>
          </table:table-cell>
          <table:table-cell office:value-type="string">
            <text:p>emotions and reward expectations</text:p>
          </table:table-cell>
          <table:table-cell table:number-columns-repeated="1016"/>
        </table:table-row>
        <table:table-row table:style-name="ro7">
          <table:table-cell office:value-type="string">
            <text:p>precuneus</text:p>
          </table:table-cell>
          <table:table-cell office:value-type="string">
            <text:p>anticipation of reward</text:p>
          </table:table-cell>
          <table:table-cell table:number-columns-repeated="1016"/>
        </table:table-row>
        <table:table-row table:style-name="ro4">
          <table:table-cell office:value-type="string">
            <text:p>amygdala</text:p>
          </table:table-cell>
          <table:table-cell office:value-type="string">
            <text:p>maybe; judging trustworthiness, emotions re: trusting someone else</text:p>
          </table:table-cell>
          <table:table-cell table:number-columns-repeated="1016"/>
        </table:table-row>
        <table:table-row table:style-name="ro8">
          <table:table-cell table:number-columns-repeated="1018"/>
        </table:table-row>
        <table:table-row table:style-name="ro9">
          <table:table-cell table:style-name="ce1" office:value-type="string">
            <text:p>From Hutcherson et. al.</text:p>
          </table:table-cell>
          <table:table-cell table:number-columns-repeated="1017"/>
        </table:table-row>
        <table:table-row table:style-name="ro10">
          <table:table-cell table:style-name="Default" office:value-type="string">
            <text:p>temporoparietal junction</text:p>
          </table:table-cell>
          <table:table-cell office:value-type="string">
            <text:p>hypothesized to compute overall “value” of a decision; correlates with amount of money offered to other, maybe other &gt; self; greater response in generous decisions; empathic/altruistic decision-making</text:p>
          </table:table-cell>
          <table:table-cell table:number-columns-repeated="1016"/>
        </table:table-row>
        <table:table-row table:style-name="ro4">
          <table:table-cell office:value-type="string">
            <text:p>precuneus</text:p>
          </table:table-cell>
          <table:table-cell office:value-type="string">
            <text:p>hypothesized to compute overall “value” of a decision; correlates with amount of money offered to other</text:p>
          </table:table-cell>
          <table:table-cell table:number-columns-repeated="1016"/>
        </table:table-row>
        <table:table-row table:style-name="ro9">
          <table:table-cell office:value-type="string">
            <text:p>medial PFC</text:p>
          </table:table-cell>
          <table:table-cell table:style-name="ce4" office:value-type="string">
            <text:p>hypothesized to compute overall “value” of a decision</text:p>
          </table:table-cell>
          <table:table-cell table:number-columns-repeated="1016"/>
        </table:table-row>
        <table:table-row table:style-name="ro11">
          <table:table-cell office:value-type="string">
            <text:p>VMPFC</text:p>
          </table:table-cell>
          <table:table-cell office:value-type="string">
            <text:p>encoding the “value signal”, that is the value of the proposal (that will then presumably lead to a subject's decision); correlates with the amount of money offered to subject AND to other, possibly suggesting it's integrating the 2; also responds to outcome that gets implemented</text:p>
          </table:table-cell>
          <table:table-cell table:number-columns-repeated="1016"/>
        </table:table-row>
        <table:table-row table:style-name="ro9">
          <table:table-cell office:value-type="string">
            <text:p>ventral striatum</text:p>
          </table:table-cell>
          <table:table-cell office:value-type="string">
            <text:p>correlates with the amount of money offered to subject</text:p>
          </table:table-cell>
          <table:table-cell table:number-columns-repeated="1016"/>
        </table:table-row>
        <table:table-row table:style-name="ro9">
          <table:table-cell table:style-name="Default" office:value-type="string">
            <text:p>anterior insula</text:p>
          </table:table-cell>
          <table:table-cell table:style-name="Default" office:value-type="string">
            <text:p>often implicated in prosociality but not found in this study</text:p>
          </table:table-cell>
          <table:table-cell table:number-columns-repeated="1016"/>
        </table:table-row>
        <table:table-row table:style-name="ro9" table:number-rows-repeated="1048547">
          <table:table-cell table:number-columns-repeated="1018"/>
        </table:table-row>
        <table:table-row table:style-name="ro9">
          <table:table-cell table:number-columns-repeated="1018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10/07/2015</text:date>, <text:time>15:5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Uddin</meta:initial-creator>
    <meta:creation-date>2015-10-07T09:15:32</meta:creation-date>
    <dc:date>2015-10-07T15:52:57</dc:date>
    <dc:creator>Sophia Uddin </dc:creator>
    <meta:editing-duration>PT2H41M35S</meta:editing-duration>
    <meta:editing-cycles>42</meta:editing-cycles>
    <meta:generator>OpenOffice/4.1.1$Unix OpenOffice.org_project/411m6$Build-9775</meta:generator>
    <meta:document-statistic meta:table-count="3" meta:cell-count="52" meta:object-count="0"/>
  </office:meta>
</office:document-meta>
</file>